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officeooo:rsid="001a703b" officeooo:paragraph-rsid="001bede5"/>
    </style:style>
    <style:style style:name="P2" style:family="paragraph" style:parent-style-name="Standard">
      <style:text-properties officeooo:rsid="00185e5e" officeooo:paragraph-rsid="001bede5"/>
    </style:style>
    <style:style style:name="P3" style:family="paragraph" style:parent-style-name="Standard">
      <style:text-properties officeooo:rsid="00091199" officeooo:paragraph-rsid="001bede5"/>
    </style:style>
    <style:style style:name="P4" style:family="paragraph" style:parent-style-name="Standard">
      <style:text-properties fo:font-size="16pt" fo:font-weight="bold" officeooo:rsid="000afeaa" officeooo:paragraph-rsid="001bede5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rsid="001ce4d7" officeooo:paragraph-rsid="001bede5"/>
    </style:style>
    <style:style style:name="T1" style:family="text">
      <style:text-properties style:font-name="DejaVu Sans Mono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/>
      <text:p text:style-name="P4">Loading of fonts wth ofTrueTypeFont</text:p>
      <text:p text:style-name="P3"/>
      <text:p text:style-name="P5">Was using GDB to try and figure out where fonts are being loaded from on Linux</text:p>
      <text:p text:style-name="P5"/>
      <text:p text:style-name="P5">I can load fonts by their absolute path, but I can’t load fonts by name.</text:p>
      <text:p text:style-name="P5"/>
      <text:p text:style-name="P5">If you want to follow up on this idea, there are some notes in the <text:span text:style-name="T1">cpp_wrapper</text:span> sublime text project.</text:p>
      <text:p text:style-name="P5"/>
      <text:p text:style-name="P5"/>
      <text:p text:style-name="P5"/>
      <text:p text:style-name="P4">Math Notes</text:p>
      <text:p text:style-name="P1"/>
      <text:p text:style-name="P1">Linear Transformation<text:tab/>Don’t move the origin </text:p>
      <text:p text:style-name="P1">Affine Transformation <text:tab/>Extension of Linear Transform (can move origin, effectively anyway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Ko</meta:initial-creator>
    <meta:creation-date>2018-01-10T21:43:50.193509206</meta:creation-date>
    <dc:date>2018-01-10T21:44:06.529434253</dc:date>
    <dc:creator>Jason Ko</dc:creator>
    <meta:editing-duration>PT17S</meta:editing-duration>
    <meta:editing-cycles>1</meta:editing-cycles>
    <meta:document-statistic meta:table-count="0" meta:image-count="0" meta:object-count="0" meta:page-count="1" meta:paragraph-count="7" meta:word-count="74" meta:character-count="429" meta:non-whitespace-character-count="360"/>
    <meta:generator>LibreOffice/5.1.6.2$Linux_X86_64 LibreOffice_project/10m0$Build-2</meta:generator>
  </office:meta>
</office:document-meta>
</file>